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4" style:family="paragraph">
      <loext:graphic-properties draw:fill-color="#ffffff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 Semibold" fo:font-size="28pt" style:font-size-asian="28pt" style:font-size-complex="28pt"/>
    </style:style>
    <style:style style:name="T4" style:family="text">
      <style:text-properties style:font-name="Segoe UI Semibold"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384cm" svg:height="8.105cm" svg:x="1.778cm" svg:y="0.674cm">
          <draw:text-box>
            <text:p text:style-name="P1"><text:span text:style-name="T1">Psalm 22</text:span></text:p>
            <text:p text:style-name="P2"><text:span text:style-name="T2">​</text:span><text:span text:style-name="T3"> <text:s text:c="3"/></text:span><text:span text:style-name="T3">My God, my God, why have you forsaken me?</text:span></text:p>
            <text:p text:style-name="P2"><text:span text:style-name="T3">Why are you so far from saving me, from the words of my groaning?</text:span></text:p>
            <text:p text:style-name="P2"><text:span text:style-name="T3"><text:s text:c="4"/></text:span><text:span text:style-name="T3">O my God, I cry by day, but you do not answer,</text:span></text:p>
            <text:p text:style-name="P2"><text:span text:style-name="T3">and by night, but I find no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3" draw:layer="layout" svg:width="24.384cm" svg:height="7.749cm" svg:x="1.778cm" svg:y="0.674cm">
          <draw:text-box>
            <text:p text:style-name="P2"><text:span text:style-name="T4"><text:s text:c="2"/></text:span><text:span text:style-name="T3">Yet you are holy,</text:span></text:p>
            <text:p text:style-name="P2"><text:span text:style-name="T3">enthroned on the praises of Israel.</text:span></text:p>
            <text:p text:style-name="P2"><text:span text:style-name="T2"><text:s text:c="2"/></text:span><text:span text:style-name="T2">In you our fathers trusted;</text:span></text:p>
            <text:p text:style-name="P2"><text:span text:style-name="T2">they trusted, and you delivered them.</text:span></text:p>
            <text:p text:style-name="P2"><text:span text:style-name="T2"><text:s text:c="2"/></text:span><text:span text:style-name="T2">To you they cried and were rescued;</text:span></text:p>
            <text:p text:style-name="P2"><text:span text:style-name="T2">in you they trusted and were not put to sh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3" draw:layer="layout" svg:width="24.384cm" svg:height="7.571cm" svg:x="1.778cm" svg:y="0.674cm">
          <draw:text-box>
            <text:p text:style-name="P2"><text:span text:style-name="T2"><text:s/></text:span><text:span text:style-name="T2">But I am a worm and not a man,</text:span></text:p>
            <text:p text:style-name="P2"><text:span text:style-name="T2">scorned by mankind and despised by the people.</text:span></text:p>
            <text:p text:style-name="P2"><text:span text:style-name="T2"><text:s text:c="2"/></text:span><text:span text:style-name="T2">All who see me mock me;</text:span></text:p>
            <text:p text:style-name="P2"><text:span text:style-name="T2">they make mouths at me; they wag their heads;</text:span></text:p>
            <text:p text:style-name="P2"><text:span text:style-name="T2"><text:s text:c="2"/>“</text:span><text:span text:style-name="T2">He trusts in the LORD; let him deliver him;</text:span></text:p>
            <text:p text:style-name="P2"><text:span text:style-name="T2">let him rescue him, for he delights in him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3" draw:layer="layout" svg:width="24.384cm" svg:height="31.75cm" svg:x="1.778cm" svg:y="0.674cm">
          <draw:text-box>
            <text:p text:style-name="P2"><text:span text:style-name="T2"><text:s text:c="3"/></text:span><text:span text:style-name="T2">Yet you are he who took me from the womb;</text:span></text:p>
            <text:p text:style-name="P2"><text:span text:style-name="T2">you made me trust you at my mother's breasts.</text:span></text:p>
            <text:p text:style-name="P2"><text:span text:style-name="T2"><text:s text:c="2"/></text:span><text:span text:style-name="T2">On you was I cast from my birth,</text:span></text:p>
            <text:p text:style-name="P2"><text:span text:style-name="T2">and from my mother's womb you have been my God.</text:span></text:p>
            <text:p text:style-name="P2"><text:span text:style-name="T2"><text:s text:c="2"/></text:span><text:span text:style-name="T2">Be not far from me,</text:span></text:p>
            <text:p text:style-name="P2"><text:span text:style-name="T2">for trouble is near, and there is none to help.</text:span></text:p>
            <text:p text:style-name="P2"><text:span text:style-name="T2"><text:s text:c="2"/></text:span><text:span text:style-name="T2">Many bulls encompass me;</text:span></text:p>
            <text:p text:style-name="P2"><text:span text:style-name="T2">strong bulls of Bashan surround me;</text:span></text:p>
            <text:p text:style-name="P2"><text:span text:style-name="T2"><text:s text:c="2"/></text:span><text:span text:style-name="T2">they open wide their mouths at me,</text:span></text:p>
            <text:p text:style-name="P2"><text:span text:style-name="T2">like a ravening and roaring lion.</text:span></text:p>
            <text:p text:style-name="P2"><text:span text:style-name="T2"><text:s text:c="2"/></text:span><text:span text:style-name="T2">I am poured out like water,</text:span></text:p>
            <text:p text:style-name="P2"><text:span text:style-name="T2">and all my bones are out of joint;</text:span></text:p>
            <text:p text:style-name="P2"><text:span text:style-name="T2">my heart is like wax;</text:span></text:p>
            <text:p text:style-name="P2"><text:span text:style-name="T2">it is melted within my breast;</text:span></text:p>
            <text:p text:style-name="P2"><text:span text:style-name="T2"><text:s text:c="2"/></text:span><text:span text:style-name="T2">my strength is dried up like a potsherd,</text:span></text:p>
            <text:p text:style-name="P2"><text:span text:style-name="T2">and my tongue sticks to my jaws;</text:span></text:p>
            <text:p text:style-name="P2"><text:span text:style-name="T2">you lay me in the dust of death.</text:span></text:p>
            <text:p text:style-name="P2"><text:span text:style-name="T2"><text:s text:c="2"/></text:span><text:span text:style-name="T2">For dogs encompass me;</text:span></text:p>
            <text:p text:style-name="P2"><text:span text:style-name="T2">a company of evildoers encircles me;</text:span></text:p>
            <text:p text:style-name="P2"><text:span text:style-name="T2">they have pierced my hands and feet—</text:span></text:p>
            <text:p text:style-name="P2"><text:span text:style-name="T2"><text:s text:c="2"/></text:span><text:span text:style-name="T2">I can count all my bones—</text:span></text:p>
            <text:p text:style-name="P2"><text:span text:style-name="T2">they stare and gloat over me;</text:span></text:p>
            <text:p text:style-name="P2"><text:span text:style-name="T2"><text:s text:c="2"/></text:span><text:span text:style-name="T2">they divide my garments among them,</text:span></text:p>
            <text:p text:style-name="P2"><text:span text:style-name="T2">and for my clothing they cast lots.</text:span></text:p>
            <text:p text:style-name="P2"><text:span text:style-name="T2"><text:s text:c="2"/></text:span><text:span text:style-name="T2">But you, O LORD, do not be far off!</text:span></text:p>
            <text:p text:style-name="P2"><text:span text:style-name="T2">O you my help, come quickly to my aid!</text:span></text:p>
            <text:p text:style-name="P2"><text:span text:style-name="T2"><text:s text:c="2"/></text:span><text:span text:style-name="T2">Deliver my soul from the sword,</text:span></text:p>
            <text:p text:style-name="P2"><text:span text:style-name="T2">my precious life from the power of the dog!</text:span></text:p>
            <text:p text:style-name="P2"><text:span text:style-name="T2"><text:s text:c="2"/></text:span><text:span text:style-name="T2">Save me from the mouth of the lion!</text:span></text:p>
            <text:p text:style-name="P2"><text:span text:style-name="T2">You have rescued me from the horns of the wild oxen!</text:span></text:p>
            <text:p text:style-name="P2"><text:span text:style-name="T2"><text:s text:c="2"/></text:span><text:span text:style-name="T2">I will tell of your name to my brothers;</text:span></text:p>
            <text:p text:style-name="P2"><text:span text:style-name="T2">in the midst of the congregation I will praise you:</text:span></text:p>
            <text:p text:style-name="P2"><text:span text:style-name="T2"><text:s text:c="2"/></text:span><text:span text:style-name="T2">You who fear the LORD, praise him!</text:span></text:p>
            <text:p text:style-name="P2"><text:span text:style-name="T2">All you offspring of Jacob, glorify him,</text:span></text:p>
            <text:p text:style-name="P2"><text:span text:style-name="T2">and stand in awe of him, all you offspring of Israel!</text:span></text:p>
            <text:p text:style-name="P2"><text:span text:style-name="T2"><text:s text:c="2"/></text:span><text:span text:style-name="T2">For he has not despised or abhorred</text:span></text:p>
            <text:p text:style-name="P2"><text:span text:style-name="T2">the affliction of the afflicted,</text:span></text:p>
            <text:p text:style-name="P2"><text:span text:style-name="T2">and he has not hidden his face from him,</text:span></text:p>
            <text:p text:style-name="P2"><text:span text:style-name="T2">but has heard, when he cried to him.</text:span></text:p>
            <text:p text:style-name="P2"><text:span text:style-name="T2"><text:s text:c="2"/></text:span><text:span text:style-name="T2">From you comes my praise in the great congregation;</text:span></text:p>
            <text:p text:style-name="P2"><text:span text:style-name="T2">my vows I will perform before those who fear him.</text:span></text:p>
            <text:p text:style-name="P2"><text:span text:style-name="T2"><text:s text:c="2"/></text:span><text:span text:style-name="T2">The afflicted shall eat and be satisfied;</text:span></text:p>
            <text:p text:style-name="P2"><text:span text:style-name="T2">those who seek him shall praise the LORD!</text:span></text:p>
            <text:p text:style-name="P2"><text:span text:style-name="T2">May your hearts live forever!</text:span></text:p>
            <text:p text:style-name="P2"><text:span text:style-name="T2"><text:s text:c="2"/></text:span><text:span text:style-name="T2">All the ends of the earth shall remember</text:span></text:p>
            <text:p text:style-name="P2"><text:span text:style-name="T2">and turn to the LORD,</text:span></text:p>
            <text:p text:style-name="P2"><text:span text:style-name="T2">and all the families of the nations</text:span></text:p>
            <text:p text:style-name="P2"><text:span text:style-name="T2">shall worship before you.</text:span></text:p>
            <text:p text:style-name="P2"><text:span text:style-name="T2"><text:s text:c="2"/></text:span><text:span text:style-name="T2">For kingship belongs to the LORD,</text:span></text:p>
            <text:p text:style-name="P2"><text:span text:style-name="T2">and he rules over the nations.</text:span></text:p>
            <text:p text:style-name="P2"><text:span text:style-name="T2"><text:s text:c="2"/></text:span><text:span text:style-name="T2">All the prosperous of the earth eat and worship;</text:span></text:p>
            <text:p text:style-name="P2"><text:span text:style-name="T2">before him shall bow all who go down to the dust,</text:span></text:p>
            <text:p text:style-name="P2"><text:span text:style-name="T2">even the one who could not keep himself alive.</text:span></text:p>
            <text:p text:style-name="P2"><text:span text:style-name="T2"><text:s text:c="2"/></text:span><text:span text:style-name="T2">Posterity shall serve him;</text:span></text:p>
            <text:p text:style-name="P2"><text:span text:style-name="T2">it shall be told of the Lord to the coming generation;</text:span></text:p>
            <text:p text:style-name="P2"><text:span text:style-name="T2"><text:s text:c="2"/></text:span><text:span text:style-name="T2">they shall come and proclaim his righteousness to a people yet unborn,</text:span></text:p>
            <text:p text:style-name="P2"><text:span text:style-name="T2">that he has done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3" draw:layer="layout" svg:width="24.384cm" svg:height="31.75cm" svg:x="1.778cm" svg:y="0.674cm">
          <draw:text-box>
            <text:p text:style-name="P2"><text:span text:style-name="T2"><text:s/></text:span><text:span text:style-name="T2">But I am a worm and not a man,</text:span></text:p>
            <text:p text:style-name="P2"><text:span text:style-name="T2">scorned by mankind and despised by the people.</text:span></text:p>
            <text:p text:style-name="P2"><text:span text:style-name="T2"><text:s text:c="2"/></text:span><text:span text:style-name="T2">All who see me mock me;</text:span></text:p>
            <text:p text:style-name="P2"><text:span text:style-name="T2">they make mouths at me; they wag their heads;</text:span></text:p>
            <text:p text:style-name="P2"><text:span text:style-name="T2"><text:s text:c="2"/>“</text:span><text:span text:style-name="T2">He trusts in the LORD; let him deliver him;</text:span></text:p>
            <text:p text:style-name="P2"><text:span text:style-name="T2">let him rescue him, for he delights in him!”</text:span></text:p>
            <text:p text:style-name="P2"><text:span text:style-name="T2"><text:s text:c="2"/></text:span><text:span text:style-name="T2">Yet you are he who took me from the womb;</text:span></text:p>
            <text:p text:style-name="P2"><text:span text:style-name="T2">you made me trust you at my mother's breasts.</text:span></text:p>
            <text:p text:style-name="P2"><text:span text:style-name="T2"><text:s text:c="2"/></text:span><text:span text:style-name="T2">On you was I cast from my birth,</text:span></text:p>
            <text:p text:style-name="P2"><text:span text:style-name="T2">and from my mother's womb you have been my God.</text:span></text:p>
            <text:p text:style-name="P2"><text:span text:style-name="T2"><text:s text:c="2"/></text:span><text:span text:style-name="T2">Be not far from me,</text:span></text:p>
            <text:p text:style-name="P2"><text:span text:style-name="T2">for trouble is near,</text:span></text:p>
            <text:p text:style-name="P2"><text:span text:style-name="T2">and there is none to help.</text:span></text:p>
            <text:p text:style-name="P2"><text:span text:style-name="T2"><text:s text:c="2"/></text:span><text:span text:style-name="T2">Many bulls encompass me;</text:span></text:p>
            <text:p text:style-name="P2"><text:span text:style-name="T2">strong bulls of Bashan surround me;</text:span></text:p>
            <text:p text:style-name="P2"><text:span text:style-name="T2"><text:s text:c="2"/></text:span><text:span text:style-name="T2">they open wide their mouths at me,</text:span></text:p>
            <text:p text:style-name="P2"><text:span text:style-name="T2">like a ravening and roaring lion.</text:span></text:p>
            <text:p text:style-name="P2"><text:span text:style-name="T2"><text:s text:c="2"/></text:span><text:span text:style-name="T2">I am poured out like water,</text:span></text:p>
            <text:p text:style-name="P2"><text:span text:style-name="T2">and all my bones are out of joint;</text:span></text:p>
            <text:p text:style-name="P2"><text:span text:style-name="T2">my heart is like wax;</text:span></text:p>
            <text:p text:style-name="P2"><text:span text:style-name="T2">it is melted within my breast;</text:span></text:p>
            <text:p text:style-name="P2"><text:span text:style-name="T2"><text:s text:c="2"/></text:span><text:span text:style-name="T2">my strength is dried up like a potsherd,</text:span></text:p>
            <text:p text:style-name="P2"><text:span text:style-name="T2">and my tongue sticks to my jaws;</text:span></text:p>
            <text:p text:style-name="P2"><text:span text:style-name="T2">you lay me in the dust of death.</text:span></text:p>
            <text:p text:style-name="P2"><text:span text:style-name="T2"><text:s text:c="2"/></text:span><text:span text:style-name="T2">For dogs encompass me;</text:span></text:p>
            <text:p text:style-name="P2"><text:span text:style-name="T2">a company of evildoers encircles me;</text:span></text:p>
            <text:p text:style-name="P2"><text:span text:style-name="T2">they have pierced my hands and feet—</text:span></text:p>
            <text:p text:style-name="P2"><text:span text:style-name="T2"><text:s text:c="2"/></text:span><text:span text:style-name="T2">I can count all my bones—</text:span></text:p>
            <text:p text:style-name="P2"><text:span text:style-name="T2">they stare and gloat over me;</text:span></text:p>
            <text:p text:style-name="P2"><text:span text:style-name="T2"><text:s text:c="2"/></text:span><text:span text:style-name="T2">they divide my garments among them,</text:span></text:p>
            <text:p text:style-name="P2"><text:span text:style-name="T2">and for my clothing they cast lots.</text:span></text:p>
            <text:p text:style-name="P2"><text:span text:style-name="T2"><text:s text:c="2"/></text:span><text:span text:style-name="T2">But you, O LORD, do not be far off!</text:span></text:p>
            <text:p text:style-name="P2"><text:span text:style-name="T2">O you my help, come quickly to my aid!</text:span></text:p>
            <text:p text:style-name="P2"><text:span text:style-name="T2"><text:s text:c="2"/></text:span><text:span text:style-name="T2">Deliver my soul from the sword,</text:span></text:p>
            <text:p text:style-name="P2"><text:span text:style-name="T2">my precious life from the power of the dog!</text:span></text:p>
            <text:p text:style-name="P2"><text:span text:style-name="T2"><text:s text:c="2"/></text:span><text:span text:style-name="T2">Save me from the mouth of the lion!</text:span></text:p>
            <text:p text:style-name="P2"><text:span text:style-name="T2">You have rescued me from the horns of the wild oxen!</text:span></text:p>
            <text:p text:style-name="P2"><text:span text:style-name="T2"><text:s text:c="2"/></text:span><text:span text:style-name="T2">I will tell of your name to my brothers;</text:span></text:p>
            <text:p text:style-name="P2"><text:span text:style-name="T2">in the midst of the congregation I will praise you:</text:span></text:p>
            <text:p text:style-name="P2"><text:span text:style-name="T2"><text:s text:c="2"/></text:span><text:span text:style-name="T2">You who fear the LORD, praise him!</text:span></text:p>
            <text:p text:style-name="P2"><text:span text:style-name="T2">All you offspring of Jacob, glorify him,</text:span></text:p>
            <text:p text:style-name="P2"><text:span text:style-name="T2">and stand in awe of him, all you offspring of Israel!</text:span></text:p>
            <text:p text:style-name="P2"><text:span text:style-name="T2"><text:s text:c="2"/></text:span><text:span text:style-name="T2">For he has not despised or abhorred</text:span></text:p>
            <text:p text:style-name="P2"><text:span text:style-name="T2">the affliction of the afflicted,</text:span></text:p>
            <text:p text:style-name="P2"><text:span text:style-name="T2">and he has not hidden his face from him,</text:span></text:p>
            <text:p text:style-name="P2"><text:span text:style-name="T2">but has heard, when he cried to him.</text:span></text:p>
            <text:p text:style-name="P2"><text:span text:style-name="T2"><text:s text:c="2"/></text:span><text:span text:style-name="T2">From you comes my praise in the great congregation;</text:span></text:p>
            <text:p text:style-name="P2"><text:span text:style-name="T2">my vows I will perform before those who fear him.</text:span></text:p>
            <text:p text:style-name="P2"><text:span text:style-name="T2"><text:s text:c="2"/></text:span><text:span text:style-name="T2">The afflicted shall eat and be satisfied;</text:span></text:p>
            <text:p text:style-name="P2"><text:span text:style-name="T2">those who seek him shall praise the LORD!</text:span></text:p>
            <text:p text:style-name="P2"><text:span text:style-name="T2">May your hearts live forever!</text:span></text:p>
            <text:p text:style-name="P2"><text:span text:style-name="T2"><text:s text:c="2"/></text:span><text:span text:style-name="T2">All the ends of the earth shall remember</text:span></text:p>
            <text:p text:style-name="P2"><text:span text:style-name="T2">and turn to the LORD,</text:span></text:p>
            <text:p text:style-name="P2"><text:span text:style-name="T2">and all the families of the nations</text:span></text:p>
            <text:p text:style-name="P2"><text:span text:style-name="T2">shall worship before you.</text:span></text:p>
            <text:p text:style-name="P2"><text:span text:style-name="T2"><text:s text:c="2"/></text:span><text:span text:style-name="T2">For kingship belongs to the LORD,</text:span></text:p>
            <text:p text:style-name="P2"><text:span text:style-name="T2">and he rules over the nations.</text:span></text:p>
            <text:p text:style-name="P2"><text:span text:style-name="T2"><text:s text:c="2"/></text:span><text:span text:style-name="T2">All the prosperous of the earth eat and worship;</text:span></text:p>
            <text:p text:style-name="P2"><text:span text:style-name="T2">before him shall bow all who go down to the dust,</text:span></text:p>
            <text:p text:style-name="P2"><text:span text:style-name="T2">even the one who could not keep himself alive.</text:span></text:p>
            <text:p text:style-name="P2"><text:span text:style-name="T2"><text:s text:c="2"/></text:span><text:span text:style-name="T2">Posterity shall serve him;</text:span></text:p>
            <text:p text:style-name="P2"><text:span text:style-name="T2">it shall be told of the Lord to the coming generation;</text:span></text:p>
            <text:p text:style-name="P2"><text:span text:style-name="T2"><text:s text:c="2"/></text:span><text:span text:style-name="T2">they shall come and proclaim his righteousness to a people yet unborn,</text:span></text:p>
            <text:p text:style-name="P2"><text:span text:style-name="T2">that he has done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12:29:28.987000000</meta:creation-date>
    <dc:title>Blue template</dc:title>
    <meta:editing-duration>PT5M59S</meta:editing-duration>
    <meta:editing-cycles>2</meta:editing-cycles>
    <meta:generator>LibreOffice/6.0.1.1$Windows_X86_64 LibreOffice_project/60bfb1526849283ce2491346ed2aa51c465abfe6</meta:generator>
    <dc:date>2018-03-27T14:26:05.397000000</dc:date>
    <meta:document-statistic meta:object-count="36"/>
  </office:meta>
</office:document-meta>
</file>